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StoreFactory.setIdGenerator( IdGenerator id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clos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setCreateDataBase( boolean create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set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setTransactional( boolean transac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isClu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getId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setClustered( boolean clust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is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ge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StoreFactory.open(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dbcStoreFactory.isCreate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